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oscargivento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 on Java GUIs with NetBeans / wxPython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style-name="ce2"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 table:number-columns-repeated="1017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 table:number-columns-repeated="1017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number-columns-repeated="1016"/>
        </table:table-row>
        <table:table-row table:style-name="ro1">
          <table:table-cell table:style-name="Default" office:value-type="float" office:value="48">
            <text:p>4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Learn QtCreator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9">
            <text:p>4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Write a script to just drop and add the movie table not the whole database</text:p>
          </table:table-cell>
          <table:table-cell table:style-name="Default"/>
          <table:table-cell table:number-columns-repeated="1016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9">03/19/2011</text:date>, <text:time>17:5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3-19T17:58:59</dc:date>
    <meta:editing-duration>PT15H08M09S</meta:editing-duration>
    <meta:editing-cycles>68</meta:editing-cycles>
    <meta:generator>OpenOffice.org/3.2$Unix OpenOffice.org_project/320m12$Build-9483</meta:generator>
    <dc:creator>Tyler Hayes</dc:creator>
    <meta:document-statistic meta:table-count="3" meta:cell-count="318" meta:object-count="0"/>
    <meta:user-defined meta:name="Info 1"/>
    <meta:user-defined meta:name="Info 2"/>
    <meta:user-defined meta:name="Info 3"/>
    <meta:user-defined meta:name="Info 4"/>
  </office:meta>
</office:document-meta>
</file>